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cm" table:align="left" fo:background-color="#f9f9f9">
        <style:background-image/>
      </style:table-properties>
    </style:style>
    <style:style style:name="表格1.A" style:family="table-column">
      <style:table-column-properties style:column-width="1.533cm"/>
    </style:style>
    <style:style style:name="表格1.B" style:family="table-column">
      <style:table-column-properties style:column-width="1.476cm"/>
    </style:style>
    <style:style style:name="表格1.C" style:family="table-column">
      <style:table-column-properties style:column-width="1.559cm"/>
    </style:style>
    <style:style style:name="表格1.D" style:family="table-column">
      <style:table-column-properties style:column-width="9.975cm"/>
    </style:style>
    <style:style style:name="表格1.E" style:family="table-column">
      <style:table-column-properties style:column-width="2.457cm"/>
    </style:style>
    <style:style style:name="表格1.A1" style:family="table-cell">
      <style:table-cell-properties style:vertical-align="middle" fo:background-color="#f2f2f2" fo:padding="0.049cm" fo:border="none">
        <style:background-image/>
      </style:table-cell-properties>
    </style:style>
    <style:style style:name="表格1.A2" style:family="table-cell">
      <style:table-cell-properties style:vertical-align="middle" fo:padding="0.049cm" fo:border="none"/>
    </style:style>
    <style:style style:name="表格1.17" style:family="table-row">
      <style:table-row-properties fo:background-color="#b0c4de">
        <style:background-image/>
      </style:table-row-properties>
    </style:style>
    <style:style style:name="表格1.35" style:family="table-row">
      <style:table-row-properties fo:background-color="#f0e68c">
        <style:background-image/>
      </style:table-row-properties>
    </style:style>
    <style:style style:name="表格1.E258" style:family="table-cell">
      <style:table-cell-properties fo:padding="0.049cm" fo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sortable_table_id_0"/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>
          <table:table-cell table:style-name="表格1.A1" office:value-type="string">
            <text:p text:style-name="Table_20_Heading">Port<draw:a xlink:type="simple" xlink:href="http://en.wikipedia.org/wiki/List_of_TCP_and_UDP_port_numbers#"><draw:frame draw:style-name="fr1" draw:name="图形1" text:anchor-type="as-char" svg:width="0.318cm" svg:height="0.318cm" draw:z-index="0"><draw:image xlink:href="http://bits.wikimedia.org/skins-1.17/common/images/sort_none.gif" xlink:type="simple" xlink:show="embed" xlink:actuate="onLoad"/></draw:frame></draw:a></text:p>
          </table:table-cell>
          <table:table-cell table:style-name="表格1.A1" office:value-type="string">
            <text:p text:style-name="Table_20_Heading">TCP<draw:a xlink:type="simple" xlink:href="http://en.wikipedia.org/wiki/List_of_TCP_and_UDP_port_numbers#"><draw:frame draw:style-name="fr1" draw:name="图形2" text:anchor-type="as-char" svg:width="0.318cm" svg:height="0.318cm" draw:z-index="1"><draw:image xlink:href="http://bits.wikimedia.org/skins-1.17/common/images/sort_none.gif" xlink:type="simple" xlink:show="embed" xlink:actuate="onLoad"/></draw:frame></draw:a></text:p>
          </table:table-cell>
          <table:table-cell table:style-name="表格1.A1" office:value-type="string">
            <text:p text:style-name="Table_20_Heading">UDP<draw:a xlink:type="simple" xlink:href="http://en.wikipedia.org/wiki/List_of_TCP_and_UDP_port_numbers#"><draw:frame draw:style-name="fr1" draw:name="图形3" text:anchor-type="as-char" svg:width="0.318cm" svg:height="0.318cm" draw:z-index="2"><draw:image xlink:href="http://bits.wikimedia.org/skins-1.17/common/images/sort_none.gif" xlink:type="simple" xlink:show="embed" xlink:actuate="onLoad"/></draw:frame></draw:a></text:p>
          </table:table-cell>
          <table:table-cell table:style-name="表格1.A1" office:value-type="string">
            <text:p text:style-name="Table_20_Heading">Description<draw:a xlink:type="simple" xlink:href="http://en.wikipedia.org/wiki/List_of_TCP_and_UDP_port_numbers#"><draw:frame draw:style-name="fr1" draw:name="图形4" text:anchor-type="as-char" svg:width="0.318cm" svg:height="0.318cm" draw:z-index="3"><draw:image xlink:href="http://bits.wikimedia.org/skins-1.17/common/images/sort_none.gif" xlink:type="simple" xlink:show="embed" xlink:actuate="onLoad"/></draw:frame></draw:a></text:p>
          </table:table-cell>
          <table:table-cell table:style-name="表格1.A1" office:value-type="string">
            <text:p text:style-name="Table_20_Heading">Status<draw:a xlink:type="simple" xlink:href="http://en.wikipedia.org/wiki/List_of_TCP_and_UDP_port_numbers#"><draw:frame draw:style-name="fr1" draw:name="图形5" text:anchor-type="as-char" svg:width="0.318cm" svg:height="0.318cm" draw:z-index="4"><draw:image xlink:href="http://bits.wikimedia.org/skins-1.17/common/images/sort_none.gif" xlink:type="simple" xlink:show="embed" xlink:actuate="onLoad"/></draw:frame></draw:a></text:p>
          </table:table-cell>
        </table:table-row>
        <table:table-row>
          <table:table-cell table:style-name="表格1.A2" office:value-type="string">
            <text:p text:style-name="Table_20_Contents">0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Reserved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TCP_Port_Service_Multiplexer">TCP Port Service Multiplexer</text:a> (TCPMUX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2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CompressNET<text:bookmark text:name="cite_ref-compressnet_1-0"/><text:a xlink:type="simple" xlink:href="http://en.wikipedia.org/wiki/List_of_TCP_and_UDP_port_numbers#cite_note-compressnet-1">[2]</text:a> Management Utility<text:bookmark text:name="cite_ref-2"/><text:a xlink:type="simple" xlink:href="http://en.wikipedia.org/wiki/List_of_TCP_and_UDP_port_numbers#cite_note-2">[3]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3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CompressNET<text:bookmark text:name="cite_ref-compressnet_1-1"/><text:a xlink:type="simple" xlink:href="http://en.wikipedia.org/wiki/List_of_TCP_and_UDP_port_numbers#cite_note-compressnet-1">[2]</text:a> Compression Process<text:bookmark text:name="cite_ref-3"/><text:a xlink:type="simple" xlink:href="http://en.wikipedia.org/wiki/List_of_TCP_and_UDP_port_numbers#cite_note-3">[4]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4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Unassigned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Remote_Job_Entry">Remote Job Entry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6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Unassigned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7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Echo_Protocol">Echo Protocol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8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Unassigned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9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Discard_Protocol">Discard Protocol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0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Unassigned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Active Users (<text:a xlink:type="simple" xlink:href="http://en.wikipedia.org/wiki/SYSTAT#Other_meanings">systat</text:a> service<text:bookmark text:name="cite_ref-systat-netstat_4-0"/><text:a xlink:type="simple" xlink:href="http://en.wikipedia.org/wiki/List_of_TCP_and_UDP_port_numbers#cite_note-systat-netstat-4">[5]</text:a>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2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Unassigned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3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Daytime_Protocol">Daytime Protocol</text:a> (<text:a xlink:type="simple" xlink:href="http://tools.ietf.org/html/rfc867">RFC 867</text:a>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4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Unassigned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17">
          <table:table-cell table:style-name="表格1.A2" office:value-type="string">
            <text:p text:style-name="Table_20_Contents">15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Netstat">netstat</text:a> service<text:bookmark text:name="cite_ref-systat-netstat_4-1"/><text:a xlink:type="simple" xlink:href="http://en.wikipedia.org/wiki/List_of_TCP_and_UDP_port_numbers#cite_note-systat-netstat-4">[5]</text:a>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>
          <table:table-cell table:style-name="表格1.A2" office:value-type="string">
            <text:p text:style-name="Table_20_Contents">16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Unassigned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7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QOTD">Quote of the Day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8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Message_send_protocol">Message Send Protocol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9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Character_Generator_Protocol">Character Generator Protocol</text:a> (CHARGEN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20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FTP">FTP</text:a>—data transfer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2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FTP">FTP</text:a>—control (command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22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Secure_Shell">Secure Shell</text:a> (SSH)—used for secure logins, <text:a xlink:type="simple" xlink:href="http://en.wikipedia.org/wiki/File_transfer">file transfers</text:a> (<text:a xlink:type="simple" xlink:href="http://en.wikipedia.org/wiki/Secure_copy">scp</text:a>, <text:a xlink:type="simple" xlink:href="http://en.wikipedia.org/wiki/SSH_file_transfer_protocol">sftp</text:a>) and port forwarding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23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Telnet">Telnet</text:a> protocol—unencrypted text communications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24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Priv-mail : any private <text:a xlink:type="simple" xlink:href="http://en.wikipedia.org/wiki/Email">mail</text:a> system.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25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Simple_Mail_Transfer_Protocol">Simple Mail Transfer Protocol</text:a> (SMTP)—used for e-mail routing between mail servers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26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Official Buxton Boy Protocol OBBP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17">
          <table:table-cell table:style-name="表格1.A2" office:value-type="string">
            <text:p text:style-name="Table_20_Contents">34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Remote File (RF)—used to transfer files between machines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>
          <table:table-cell table:style-name="表格1.A2" office:value-type="string">
            <text:p text:style-name="Table_20_Contents">35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Any private <text:a xlink:type="simple" xlink:href="http://en.wikipedia.org/wiki/Print_server">printer server</text:a> protocol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37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TIME_protocol">TIME protocol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39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Resource Location Protocol<text:bookmark text:name="cite_ref-autogenerated3_5-0"/><text:a xlink:type="simple" xlink:href="http://en.wikipedia.org/wiki/List_of_TCP_and_UDP_port_numbers#cite_note-autogenerated3-5">[6]</text:a> (RLP)—used for determining the location of higher level <text:a xlink:type="simple" xlink:href="http://en.wikipedia.org/wiki/Service_(systems_architecture)">services</text:a> from <text:a xlink:type="simple" xlink:href="http://en.wikipedia.org/wiki/Host_(network)">hosts</text:a> on a <text:a xlink:type="simple" xlink:href="http://en.wikipedia.org/wiki/Computer_network">network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40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Shains throbber protocol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4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Graphics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35">
          <table:table-cell table:style-name="表格1.A2" office:value-type="string">
            <text:p text:style-name="Table_20_Contents">42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nameserver, <text:a xlink:type="simple" xlink:href="http://en.wikipedia.org/wiki/DARPA">ARPA</text:a> <text:a xlink:type="simple" xlink:href="http://en.wikipedia.org/wiki/ARPA_Host_Name_Server_Protocol">Host Name Server Protocol</text:a></text:p>
          </table:table-cell>
          <table:table-cell table:style-name="表格1.A2" office:value-type="string">
            <text:p text:style-name="Table_20_Contents">Official</text:p>
          </table:table-cell>
        </table:table-row>
        <text:soft-page-break/>
        <table:table-row table:style-name="表格1.35">
          <table:table-cell table:style-name="表格1.A2" office:value-type="string">
            <text:p text:style-name="Table_20_Contents">42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Windows_Internet_Name_Service">WINS</text:a>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>
          <table:table-cell table:style-name="表格1.A2" office:value-type="string">
            <text:p text:style-name="Table_20_Contents">43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WHOIS">WHOIS</text:a> protocol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47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NI FTP<text:bookmark text:name="cite_ref-autogenerated3_5-1"/><text:a xlink:type="simple" xlink:href="http://en.wikipedia.org/wiki/List_of_TCP_and_UDP_port_numbers#cite_note-autogenerated3-5">[6]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49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TACACS">TACACS</text:a> Login Host protocol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0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Remote Mail Checking Protocol<text:bookmark text:name="cite_ref-6"/><text:a xlink:type="simple" xlink:href="http://en.wikipedia.org/wiki/List_of_TCP_and_UDP_port_numbers#cite_note-6">[7]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IMP Logical Address Maintenance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2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XNS (<text:a xlink:type="simple" xlink:href="http://en.wikipedia.org/wiki/Xerox_Network_Systems">Xerox Network Systems</text:a>) Time Protocol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3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Domain_Name_System">Domain Name System</text:a> (DNS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4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XNS (<text:a xlink:type="simple" xlink:href="http://en.wikipedia.org/wiki/Xerox_Network_Systems">Xerox Network Systems</text:a>) Clearinghouse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5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/index.php?title=ISI_Graphics_Language&amp;action=edit&amp;redlink=1">ISI Graphics Language</text:a> (ISI-GL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35">
          <table:table-cell table:style-name="表格1.A2" office:value-type="string">
            <text:p text:style-name="Table_20_Contents">56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XNS (<text:a xlink:type="simple" xlink:href="http://en.wikipedia.org/wiki/Xerox_Network_Systems">Xerox Network Systems</text:a>) Authentication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35">
          <table:table-cell table:style-name="表格1.A2" office:value-type="string">
            <text:p text:style-name="Table_20_Contents">56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Route Access Protocol (RAP)<text:bookmark text:name="cite_ref-7"/><text:a xlink:type="simple" xlink:href="http://en.wikipedia.org/wiki/List_of_TCP_and_UDP_port_numbers#cite_note-7">[8]</text:a>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 table:style-name="表格1.17">
          <table:table-cell table:style-name="表格1.A2" office:value-type="string">
            <text:p text:style-name="Table_20_Contents">57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Mail_Transfer_Protocol">Mail Transfer Protocol</text:a> (MTP)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>
          <table:table-cell table:style-name="表格1.A2" office:value-type="string">
            <text:p text:style-name="Table_20_Contents">58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XNS (<text:a xlink:type="simple" xlink:href="http://en.wikipedia.org/wiki/Xerox_Network_Systems">Xerox Network Systems</text:a>) Mail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67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Bootstrap_Protocol">Bootstrap Protocol</text:a> (BOOTP) Server; also used by <text:a xlink:type="simple" xlink:href="http://en.wikipedia.org/wiki/Dynamic_Host_Configuration_Protocol">Dynamic Host Configuration Protocol</text:a> (DHCP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68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Bootstrap_Protocol">Bootstrap Protocol</text:a> (BOOTP) Client; also used by <text:a xlink:type="simple" xlink:href="http://en.wikipedia.org/wiki/Dynamic_Host_Configuration_Protocol">Dynamic Host Configuration Protocol</text:a> (DHCP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69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Trivial_File_Transfer_Protocol">Trivial File Transfer Protocol</text:a> (TFTP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70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Gopher_(protocol)">Gopher</text:a> protocol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7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/index.php?title=Adam_Harrison_(protocol)&amp;action=edit&amp;redlink=1">Genius</text:a> protocol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79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Finger_protocol">Finger protocol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80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Hypertext_Transfer_Protocol">Hypertext Transfer Protocol</text:a> (HTTP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17">
          <table:table-cell table:style-name="表格1.A2" office:value-type="string">
            <text:p text:style-name="Table_20_Contents">8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XeroBank_Browser">Torpark</text:a>—<text:a xlink:type="simple" xlink:href="http://en.wikipedia.org/wiki/Onion_routing">Onion routing</text:a>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 table:style-name="表格1.17">
          <table:table-cell table:style-name="表格1.A2" office:value-type="string">
            <text:p text:style-name="Table_20_Contents">82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XeroBank_Browser">Torpark</text:a>—Control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>
          <table:table-cell table:style-name="表格1.A2" office:value-type="string">
            <text:p text:style-name="Table_20_Contents">83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MIT ML Device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88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Kerberos_(protocol)">Kerberos</text:a>—authentication system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35">
          <table:table-cell table:style-name="表格1.A2" office:value-type="string">
            <text:p text:style-name="Table_20_Contents">90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dnsix (<text:a xlink:type="simple" xlink:href="http://en.wikipedia.org/wiki/United_States_Department_of_Defense">DoD</text:a> Network Security for Information Exchange) Securit Attribute Token Map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35">
          <table:table-cell table:style-name="表格1.A2" office:value-type="string">
            <text:p text:style-name="Table_20_Contents">90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Pointcast">Pointcast</text:a>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 table:style-name="表格1.17">
          <table:table-cell table:style-name="表格1.A2" office:value-type="string">
            <text:p text:style-name="Table_20_Contents">99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WIP_Message">WIP Message</text:a> Protocol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>
          <table:table-cell table:style-name="表格1.A2" office:value-type="string">
            <text:p text:style-name="Table_20_Contents">10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History_of_the_Internet#NIC.2C_InterNIC.2C_IANA_and_ICANN">NIC</text:a> <text:a xlink:type="simple" xlink:href="http://en.wikipedia.org/wiki/Hostname">host name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02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ISO">ISO</text:a>-<text:a xlink:type="simple" xlink:href="http://en.wikipedia.org/wiki/TSAP">TSAP</text:a> (Transport Service Access Point) Class 0 protocol<text:bookmark text:name="cite_ref-8"/><text:a xlink:type="simple" xlink:href="http://en.wikipedia.org/wiki/List_of_TCP_and_UDP_port_numbers#cite_note-8">[9]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04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American_College_of_Radiology">ACR</text:a>/<text:a xlink:type="simple" xlink:href="http://en.wikipedia.org/wiki/National_Electrical_Manufacturers_Association">NEMA</text:a> <text:a xlink:type="simple" xlink:href="http://en.wikipedia.org/wiki/Digital_Imaging_and_Communications_in_Medicine">Digital Imaging and Communications in Medicine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05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CCSO_Nameserver">CCSO Nameserver Protocol (Qi/Ph)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07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Remote <text:a xlink:type="simple" xlink:href="http://en.wikipedia.org/wiki/TELNET">TELNET</text:a> Service<text:bookmark text:name="cite_ref-9"/><text:a xlink:type="simple" xlink:href="http://en.wikipedia.org/wiki/List_of_TCP_and_UDP_port_numbers#cite_note-9">[10]</text:a> protocol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08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IBM_Systems_Network_Architecture">SNA</text:a> Gateway Access Server <text:bookmark text:name="cite_ref-10"/><text:a xlink:type="simple" xlink:href="http://en.wikipedia.org/wiki/List_of_TCP_and_UDP_port_numbers#cite_note-10">[11]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09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Post_Office_Protocol">Post Office Protocol</text:a> v2 (POP2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10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Post_Office_Protocol">Post Office Protocol</text:a> v3 (POP3)</text:p>
          </table:table-cell>
          <table:table-cell table:style-name="表格1.A2" office:value-type="string">
            <text:p text:style-name="Table_20_Contents">Official</text:p>
          </table:table-cell>
        </table:table-row>
        <text:soft-page-break/>
        <table:table-row>
          <table:table-cell table:style-name="表格1.A2" office:value-type="string">
            <text:p text:style-name="Table_20_Contents">11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Open_Network_Computing_Remote_Procedure_Call">ONC RPC</text:a> (<text:a xlink:type="simple" xlink:href="http://en.wikipedia.org/wiki/Sun_Microsystems">Sun</text:a><text:a xlink:type="simple" xlink:href="http://en.wikipedia.org/wiki/Remote_Procedure_Call">RPC</text:a>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13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Ident">ident</text:a>—Authentication Service/Identification Protocol,<text:bookmark text:name="cite_ref-autogenerated1_11-0"/><text:a xlink:type="simple" xlink:href="http://en.wikipedia.org/wiki/List_of_TCP_and_UDP_port_numbers#cite_note-autogenerated1-11">[12]</text:a> used by <text:a xlink:type="simple" xlink:href="http://en.wikipedia.org/wiki/Internet_Relay_Chat">IRC</text:a> servers to identify users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13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Authentication Service<text:bookmark text:name="cite_ref-autogenerated1_11-1"/><text:a xlink:type="simple" xlink:href="http://en.wikipedia.org/wiki/List_of_TCP_and_UDP_port_numbers#cite_note-autogenerated1-11">[12]</text:a> (auth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15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Simple_File_Transfer_Protocol">Simple File Transfer Protocol</text:a> (SFTP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17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UUCP">UUCP</text:a> <text:a xlink:type="simple" xlink:href="http://en.wikipedia.org/wiki/UUCP_Mapping_Project">Path Service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18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SQL">SQL</text:a> (Structured Query Language) Services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19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Network_News_Transfer_Protocol">Network News Transfer Protocol</text:a> (NNTP)—retrieval of newsgroup messages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23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Network_Time_Protocol">Network Time Protocol</text:a> (NTP)—used for time synchronization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35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Distributed_Computing_Environment">DCE</text:a> <text:a xlink:type="simple" xlink:href="http://en.wikipedia.org/wiki/Communication_endpoint">endpoint</text:a> resolution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17">
          <table:table-cell table:style-name="表格1.A2" office:value-type="string">
            <text:p text:style-name="Table_20_Contents">135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Microsoft">Microsoft</text:a> EPMAP (End Point Mapper), also known as DCE/<text:a xlink:type="simple" xlink:href="http://en.wikipedia.org/wiki/Remote_procedure_call">RPC</text:a> Locator service,<text:bookmark text:name="cite_ref-12"/><text:a xlink:type="simple" xlink:href="http://en.wikipedia.org/wiki/List_of_TCP_and_UDP_port_numbers#cite_note-12">[13]</text:a> used to remotely manage services including <text:a xlink:type="simple" xlink:href="http://en.wikipedia.org/wiki/DHCP_server">DHCP server</text:a>, <text:a xlink:type="simple" xlink:href="http://en.wikipedia.org/wiki/Domain_Name_System">DNS</text:a>server and <text:a xlink:type="simple" xlink:href="http://en.wikipedia.org/wiki/Windows_Internet_Name_Service">WINS</text:a>. Also used by <text:a xlink:type="simple" xlink:href="http://en.wikipedia.org/wiki/Distributed_Component_Object_Model">DCOM</text:a>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>
          <table:table-cell table:style-name="表格1.A2" office:value-type="string">
            <text:p text:style-name="Table_20_Contents">137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NetBIOS">NetBIOS</text:a> NetBIOS Name Service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38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NetBIOS">NetBIOS</text:a> NetBIOS Datagram Service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39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NetBIOS">NetBIOS</text:a> NetBIOS Session Service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43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Internet_Message_Access_Protocol">Internet Message Access Protocol</text:a> (IMAP)—management of email messages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52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Background File Transfer Program (BFTP)<text:bookmark text:name="cite_ref-13"/><text:a xlink:type="simple" xlink:href="http://en.wikipedia.org/wiki/List_of_TCP_and_UDP_port_numbers#cite_note-13">[14]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53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SGMP, <text:a xlink:type="simple" xlink:href="http://en.wikipedia.org/wiki/Simple_Gateway_Monitoring_Protocol">Simple Gateway Monitoring Protocol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56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SQL">SQL</text:a> Service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17">
          <table:table-cell table:style-name="表格1.A2" office:value-type="string">
            <text:p text:style-name="Table_20_Contents">158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DMSP, Distributed Mail Service Protocol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>
          <table:table-cell table:style-name="表格1.A2" office:value-type="string">
            <text:p text:style-name="Table_20_Contents">161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Simple_Network_Management_Protocol">Simple Network Management Protocol</text:a> (SNMP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62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Simple_Network_Management_Protocol">Simple Network Management Protocol</text:a> Trap (SNMPTRAP)<text:bookmark text:name="cite_ref-14"/><text:a xlink:type="simple" xlink:href="http://en.wikipedia.org/wiki/List_of_TCP_and_UDP_port_numbers#cite_note-14">[15]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70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Print-srv, Network <text:a xlink:type="simple" xlink:href="http://en.wikipedia.org/wiki/PostScript">PostScript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77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X_Display_Manager_(implementation)">X Display Manager</text:a> Control Protocol (XDMCP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79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Border_Gateway_Protocol">BGP</text:a> (Border Gateway Protocol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94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Internet_Relay_Chat">Internet Relay Chat</text:a> (IRC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199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SMUX">SMUX</text:a>, <text:a xlink:type="simple" xlink:href="http://en.wikipedia.org/wiki/SNMP">SNMP</text:a> Unix Multiplexer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20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AppleTalk">AppleTalk</text:a> Routing Maintenance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209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The <text:a xlink:type="simple" xlink:href="http://en.wikipedia.org/wiki/Quick_Mail_Transfer_Protocol">Quick Mail Transfer Protocol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210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ANSI">ANSI</text:a> <text:a xlink:type="simple" xlink:href="http://en.wikipedia.org/wiki/Z39.50">Z39.50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213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Internetwork_Packet_Exchange">Internetwork Packet Exchange</text:a> (IPX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218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Message_posting_protocol">Message posting protocol</text:a> (MPP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220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Internet_Message_Access_Protocol">Internet Message Access Protocol</text:a> (IMAP), version 3</text:p>
          </table:table-cell>
          <table:table-cell table:style-name="表格1.A2" office:value-type="string">
            <text:p text:style-name="Table_20_Contents">Official</text:p>
          </table:table-cell>
        </table:table-row>
        <text:soft-page-break/>
        <table:table-row table:style-name="表格1.17">
          <table:table-cell table:style-name="表格1.A2" office:value-type="string">
            <text:p text:style-name="Table_20_Contents">256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2DEV "2SP" Port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>
          <table:table-cell table:style-name="表格1.A2" office:value-type="string">
            <text:p text:style-name="Table_20_Contents">259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ESRO, Efficient Short Remote Operations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264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Border_Gateway_Multicast_Protocol">BGMP</text:a>, Border Gateway Multicast Protocol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308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/index.php?title=Novastor_Online_Backup&amp;action=edit&amp;redlink=1">Novastor Online Backup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31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Mac_OS_X_Server">Mac OS X Server</text:a> Admin (officially AppleShare IP Web administration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318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PKIX TSP, <text:a xlink:type="simple" xlink:href="http://en.wikipedia.org/wiki/Time_Stamp_Protocol">Time Stamp Protocol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319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Precision_time_protocol">Precision time protocol</text:a> event messages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320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Precision_time_protocol">Precision time protocol</text:a> general messages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17">
          <table:table-cell table:style-name="表格1.A2" office:value-type="string">
            <text:p text:style-name="Table_20_Contents">323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IMMP, Internet Message Mapping Protocol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>
          <table:table-cell table:style-name="表格1.A2" office:value-type="string">
            <text:p text:style-name="Table_20_Contents">350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MATIP-Type A, Mapping of Airline Traffic over Internet Protocol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35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MATIP-Type B, Mapping of Airline Traffic over Internet Protocol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366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ODMR, On-Demand Mail Relay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369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Rpc2portmap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370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codaauth2—Coda authentication server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35">
          <table:table-cell table:style-name="表格1.A2" office:value-type="string">
            <text:p text:style-name="Table_20_Contents">370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codaauth2—Coda authentication server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35">
          <table:table-cell table:style-name="表格1.A2" office:value-type="string">
            <text:p text:style-name="Table_20_Contents">370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securecast1—Outgoing packets to <text:a xlink:type="simple" xlink:href="http://en.wikipedia.org/wiki/McAfee">NAI</text:a>'s servers <text:bookmark text:name="cite_ref-15"/><text:a xlink:type="simple" xlink:href="http://en.wikipedia.org/wiki/List_of_TCP_and_UDP_port_numbers#cite_note-15">[16]</text:a>[<text:a xlink:type="simple" xlink:href="http://en.wikipedia.org/wiki/Wikipedia:Link_rot">dead link</text:a>]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>
          <table:table-cell table:style-name="表格1.A2" office:value-type="string">
            <text:p text:style-name="Table_20_Contents">37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ClearCase albd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383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HP data alarm manager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384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A Remote Network Server System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387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AURP, AppleTalk Update-based Routing Protocol<text:bookmark text:name="cite_ref-16"/><text:a xlink:type="simple" xlink:href="http://en.wikipedia.org/wiki/List_of_TCP_and_UDP_port_numbers#cite_note-16">[17]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389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Lightweight_Directory_Access_Protocol">Lightweight Directory Access Protocol</text:a> (LDAP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40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Uninterruptible_power_supply">UPS</text:a> Uninterruptible Power Supply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17">
          <table:table-cell table:style-name="表格1.A2" office:value-type="string">
            <text:p text:style-name="Table_20_Contents">402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Altiris">Altiris</text:a>, Altiris Deployment Client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 table:style-name="表格1.17">
          <table:table-cell table:style-name="表格1.A2" office:value-type="string">
            <text:p text:style-name="Table_20_Contents">41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Direct_Connect_network">Direct Connect</text:a> Hub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 table:style-name="表格1.17">
          <table:table-cell table:style-name="表格1.A2" office:value-type="string">
            <text:p text:style-name="Table_20_Contents">412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Direct_Connect_network">Direct Connect</text:a> Client-to-Client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>
          <table:table-cell table:style-name="表格1.A2" office:value-type="string">
            <text:p text:style-name="Table_20_Contents">427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Service_Location_Protocol">Service Location Protocol</text:a> (SLP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443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HTTPS">HTTPS</text:a> (<text:a xlink:type="simple" xlink:href="http://en.wikipedia.org/wiki/Hypertext_Transfer_Protocol">Hypertext Transfer Protocol</text:a> over <text:a xlink:type="simple" xlink:href="http://en.wikipedia.org/wiki/Secure_Sockets_Layer">SSL</text:a>/<text:a xlink:type="simple" xlink:href="http://en.wikipedia.org/wiki/Transport_Layer_Security">TLS</text:a>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444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Simple_Network_Paging_Protocol">SNPP</text:a>, Simple Network Paging Protocol (<text:a xlink:type="simple" xlink:href="http://tools.ietf.org/html/rfc1568">RFC 1568</text:a>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445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Microsoft-DS <text:a xlink:type="simple" xlink:href="http://en.wikipedia.org/wiki/Active_Directory">Active Directory</text:a>, Windows shares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445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Microsoft-DS <text:a xlink:type="simple" xlink:href="http://en.wikipedia.org/wiki/Server_Message_Block">SMB</text:a> file sharing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464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Kerberos_(protocol)">Kerberos</text:a> Change/Set password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35">
          <table:table-cell table:style-name="表格1.A2" office:value-type="string">
            <text:p text:style-name="Table_20_Contents">465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Cisco protocol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 table:style-name="表格1.35">
          <table:table-cell table:style-name="表格1.A2" office:value-type="string">
            <text:p text:style-name="Table_20_Contents">465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Simple_Mail_Transfer_Protocol">SMTP</text:a> over <text:a xlink:type="simple" xlink:href="http://en.wikipedia.org/wiki/Transport_Layer_Security">SSL</text:a>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>
          <table:table-cell table:style-name="表格1.A2" office:value-type="string">
            <text:p text:style-name="Table_20_Contents">475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tcpnethaspsrv (<text:a xlink:type="simple" xlink:href="http://en.wikipedia.org/wiki/Aladdin_Knowledge_Systems">Aladdin Knowledge Systems</text:a> Hasp services, TCP/IP version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497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Retrospect_(software)">Dantz Retrospect</text:a></text:p>
          </table:table-cell>
          <table:table-cell table:style-name="表格1.A2" office:value-type="string">
            <text:p text:style-name="Table_20_Contents">Official</text:p>
          </table:table-cell>
        </table:table-row>
        <text:soft-page-break/>
        <table:table-row>
          <table:table-cell table:style-name="表格1.A2" office:value-type="string">
            <text:p text:style-name="Table_20_Contents">500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Internet_Security_Association_and_Key_Management_Protocol">Internet Security Association and Key Management Protocol</text:a> (ISAKMP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17">
          <table:table-cell table:style-name="表格1.A2" office:value-type="string">
            <text:p text:style-name="Table_20_Contents">50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/index.php?title=STMF&amp;action=edit&amp;redlink=1">STMF</text:a>, Simple Transportation Management Framework—DOT NTCIP 1101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 table:style-name="表格1.35">
          <table:table-cell table:style-name="表格1.A2" office:value-type="string">
            <text:p text:style-name="Table_20_Contents">502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/index.php?title=Asa-appl-proto&amp;action=edit&amp;redlink=1">asa-appl-proto</text:a>, Protocol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 table:style-name="表格1.35">
          <table:table-cell table:style-name="表格1.A2" office:value-type="string">
            <text:p text:style-name="Table_20_Contents">502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Modbus">Modbus</text:a>, Protocol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>
          <table:table-cell table:style-name="表格1.A2" office:value-type="string">
            <text:p text:style-name="Table_20_Contents">504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Citadel/UX">Citadel</text:a>—multiservice protocol for dedicated clients for the Citadel groupware system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17">
          <table:table-cell table:style-name="表格1.A2" office:value-type="string">
            <text:p text:style-name="Table_20_Contents">510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First Class Protocol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>
          <table:table-cell table:style-name="表格1.A2" office:value-type="string">
            <text:p text:style-name="Table_20_Contents">512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Remote_Process_Execution">Rexec</text:a>, Remote Process Execution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12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comsat, together with <text:a xlink:type="simple" xlink:href="http://en.wikipedia.org/wiki/Biff_(computing)">biff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13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Rlogin">rlogin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13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Who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14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Remote_Shell">Shell</text:a>—used to execute non-interactive commands on a remote system (Remote Shell, rsh, remsh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14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Syslog">Syslog</text:a>—used for system logging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15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Line_Printer_Daemon_protocol">Line Printer Daemon</text:a>—print service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17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Talk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18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NTalk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20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efs, extended file name server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20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Routing_Information_Protocol">Routing Information Protocol</text:a> (RIP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24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NetWare_Core_Protocol">NetWare Core Protocol</text:a> (NCP) is used for a variety things such as access to primary NetWare server resources, Time Synchronization, etc.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25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Timed, <text:a xlink:type="simple" xlink:href="http://en.wikipedia.org/wiki/Timeserver">Timeserver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30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Remote_procedure_call">RPC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17">
          <table:table-cell table:style-name="表格1.A2" office:value-type="string">
            <text:p text:style-name="Table_20_Contents">53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AOL Instant Messenger, IRC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>
          <table:table-cell table:style-name="表格1.A2" office:value-type="string">
            <text:p text:style-name="Table_20_Contents">532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netnews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33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netwall, For Emergency Broadcasts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40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UUCP">UUCP</text:a> (Unix-to-Unix Copy Protocol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42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Commerce">commerce</text:a> (Commerce Applications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43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klogin, <text:a xlink:type="simple" xlink:href="http://en.wikipedia.org/wiki/Kerberos_(protocol)">Kerberos</text:a> login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44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kshell, <text:a xlink:type="simple" xlink:href="http://en.wikipedia.org/wiki/Kerberos_(protocol)">Kerberos</text:a> Remote shell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17">
          <table:table-cell table:style-name="表格1.A2" office:value-type="string">
            <text:p text:style-name="Table_20_Contents">545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OSIsoft">OSIsoft</text:a> PI (VMS), OSISoft PI Server Client Access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>
          <table:table-cell table:style-name="表格1.A2" office:value-type="string">
            <text:p text:style-name="Table_20_Contents">546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DHCPv6">DHCPv6</text:a> client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47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DHCPv6">DHCPv6</text:a> server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48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Apple_Filing_Protocol">Apple Filing Protocol</text:a> (AFP) over <text:a xlink:type="simple" xlink:href="http://en.wikipedia.org/wiki/Transmission_Control_Protocol">TCP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50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new-rwho, new-who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54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Real_Time_Streaming_Protocol">Real Time Streaming Protocol</text:a> (RTSP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56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Remotefs, <text:a xlink:type="simple" xlink:href="http://en.wikipedia.org/wiki/Remote_File_System">RFS</text:a>, rfs_server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60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rmonitor, Remote Monitor</text:p>
          </table:table-cell>
          <table:table-cell table:style-name="表格1.A2" office:value-type="string">
            <text:p text:style-name="Table_20_Contents">Official</text:p>
          </table:table-cell>
        </table:table-row>
        <text:soft-page-break/>
        <table:table-row>
          <table:table-cell table:style-name="表格1.A2" office:value-type="string">
            <text:p text:style-name="Table_20_Contents">561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monitor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63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NNTP">NNTP</text:a> protocol over <text:a xlink:type="simple" xlink:href="http://en.wikipedia.org/wiki/Transport_Layer_Security">TLS</text:a>/<text:a xlink:type="simple" xlink:href="http://en.wikipedia.org/wiki/Secure_Sockets_Layer">SSL</text:a> (NNTPS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87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Mail_submission_agent">e-mail message submission</text:a><text:bookmark text:name="cite_ref-17"/><text:a xlink:type="simple" xlink:href="http://en.wikipedia.org/wiki/List_of_TCP_and_UDP_port_numbers#cite_note-17">[18]</text:a> (<text:a xlink:type="simple" xlink:href="http://en.wikipedia.org/wiki/Simple_Mail_Transfer_Protocol">SMTP</text:a>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9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FileMaker">FileMaker</text:a> 6.0 (and later) Web Sharing (HTTP Alternate, also see port 80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593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HTTP RPC Ep Map, <text:a xlink:type="simple" xlink:href="http://en.wikipedia.org/wiki/Remote_procedure_call">Remote procedure call</text:a> over <text:a xlink:type="simple" xlink:href="http://en.wikipedia.org/wiki/Hypertext_Transfer_Protocol">Hypertext Transfer Protocol</text:a>, often used by <text:a xlink:type="simple" xlink:href="http://en.wikipedia.org/wiki/Distributed_Component_Object_Model">Distributed Component Object Model</text:a> services and <text:a xlink:type="simple" xlink:href="http://en.wikipedia.org/wiki/Microsoft_Exchange_Server">Microsoft Exchange Server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604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TUNNEL profile,<text:bookmark text:name="cite_ref-18"/><text:a xlink:type="simple" xlink:href="http://en.wikipedia.org/wiki/List_of_TCP_and_UDP_port_numbers#cite_note-18">[19]</text:a> a protocol for <text:a xlink:type="simple" xlink:href="http://en.wikipedia.org/wiki/BEEP">BEEP</text:a> <text:a xlink:type="simple" xlink:href="http://en.wikipedia.org/wiki/Peer-to-peer">peers</text:a> to form an <text:a xlink:type="simple" xlink:href="http://en.wikipedia.org/wiki/Application_layer">application layer</text:a> <text:a xlink:type="simple" xlink:href="http://en.wikipedia.org/wiki/Tunneling_protocol">tunnel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623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ASF Remote Management and Control Protocol (ASF-RMCP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63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Internet_Printing_Protocol">Internet Printing Protocol</text:a> (IPP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17">
          <table:table-cell table:style-name="表格1.A2" office:value-type="string">
            <text:p text:style-name="Table_20_Contents">63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Common_Unix_Printing_System">Common Unix Printing System</text:a> (CUPS)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>
          <table:table-cell table:style-name="表格1.A2" office:value-type="string">
            <text:p text:style-name="Table_20_Contents">635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RLZ DBase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636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Lightweight_Directory_Access_Protocol">Lightweight Directory Access Protocol</text:a> over <text:a xlink:type="simple" xlink:href="http://en.wikipedia.org/wiki/Transport_Layer_Security">TLS</text:a>/<text:a xlink:type="simple" xlink:href="http://en.wikipedia.org/wiki/Secure_Sockets_Layer">SSL</text:a> (LDAPS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639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MSDP, <text:a xlink:type="simple" xlink:href="http://en.wikipedia.org/wiki/Multicast_Source_Discovery_Protocol">Multicast Source Discovery Protocol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64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SupportSoft Nexus Remote Command (control/listening): A proxy gateway connecting remote control traffic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646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LDP, <text:a xlink:type="simple" xlink:href="http://en.wikipedia.org/wiki/Label_Distribution_Protocol">Label Distribution Protocol</text:a>, a routing protocol used in <text:a xlink:type="simple" xlink:href="http://en.wikipedia.org/wiki/Multiprotocol_Label_Switching">MPLS</text:a> networks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647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Dynamic_Host_Configuration_Protocol#Reliability">DHCP Failover</text:a> protocol<text:bookmark text:name="cite_ref-19"/><text:a xlink:type="simple" xlink:href="http://en.wikipedia.org/wiki/List_of_TCP_and_UDP_port_numbers#cite_note-19">[20]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648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RRP (Registry Registrar Protocol)<text:bookmark text:name="cite_ref-20"/><text:a xlink:type="simple" xlink:href="http://en.wikipedia.org/wiki/List_of_TCP_and_UDP_port_numbers#cite_note-20">[21]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65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IEEE-MMS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17">
          <table:table-cell table:style-name="表格1.A2" office:value-type="string">
            <text:p text:style-name="Table_20_Contents">652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DTCP, Dynamic Tunnel Configuration Protocol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>
          <table:table-cell table:style-name="表格1.A2" office:value-type="string">
            <text:p text:style-name="Table_20_Contents">653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SupportSoft Nexus Remote Command (data): A proxy gateway connecting remote control traffic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654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Media Management System (MMS) Media Management Protocol (MMP)<text:bookmark text:name="cite_ref-21"/><text:a xlink:type="simple" xlink:href="http://en.wikipedia.org/wiki/List_of_TCP_and_UDP_port_numbers#cite_note-21">[22]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657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IBM">IBM</text:a> RMC (Remote monitoring and Control) protocol, used by <text:a xlink:type="simple" xlink:href="http://en.wikipedia.org/wiki/IBM_System_p">System p5</text:a> <text:a xlink:type="simple" xlink:href="http://en.wikipedia.org/wiki/IBM_AIX_(operating_system)">AIX</text:a> Integrated Virtualization Manager (IVM)<text:bookmark text:name="cite_ref-22"/><text:a xlink:type="simple" xlink:href="http://en.wikipedia.org/wiki/List_of_TCP_and_UDP_port_numbers#cite_note-22">[23]</text:a> and <text:a xlink:type="simple" xlink:href="http://en.wikipedia.org/wiki/IBM_Hardware_Management_Console">Hardware Management Console</text:a> to connect managed <text:a xlink:type="simple" xlink:href="http://en.wikipedia.org/wiki/LPAR">logical partitions (LPAR)</text:a> to enable dynamic partition reconfiguration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660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Mac OS X Server administration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17">
          <table:table-cell table:style-name="表格1.A2" office:value-type="string">
            <text:p text:style-name="Table_20_Contents">665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sun-dr, Remote Dynamic Reconfiguration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>
          <table:table-cell table:style-name="表格1.A2" office:value-type="string">
            <text:p text:style-name="Table_20_Contents">666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Doom_(game)">Doom</text:a>, first online <text:a xlink:type="simple" xlink:href="http://en.wikipedia.org/wiki/First-person_shooter">first-person shooter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674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ACAP (<text:a xlink:type="simple" xlink:href="http://en.wikipedia.org/wiki/Application_Configuration_Access_Protocol">Application Configuration Access Protocol</text:a>)</text:p>
          </table:table-cell>
          <table:table-cell table:style-name="表格1.A2" office:value-type="string">
            <text:p text:style-name="Table_20_Contents">Official</text:p>
          </table:table-cell>
        </table:table-row>
        <text:soft-page-break/>
        <table:table-row>
          <table:table-cell table:style-name="表格1.A2" office:value-type="string">
            <text:p text:style-name="Table_20_Contents">69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Microsoft">MS</text:a> <text:a xlink:type="simple" xlink:href="http://en.wikipedia.org/wiki/Microsoft_Exchange_Server">Exchange</text:a> Routing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692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Hyperwave-ISP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694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Linux-HA">Linux-HA</text:a> High availability Heartbeat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695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IEEE-MMS-SSL (<text:a xlink:type="simple" xlink:href="http://en.wikipedia.org/wiki/IEEE">IEEE</text:a> Media Management System over <text:a xlink:type="simple" xlink:href="http://en.wikipedia.org/wiki/Transport_Layer_Security">SSL</text:a>)<text:bookmark text:name="cite_ref-23"/><text:a xlink:type="simple" xlink:href="http://en.wikipedia.org/wiki/List_of_TCP_and_UDP_port_numbers#cite_note-23">[24]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698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OLSR">OLSR</text:a> (<text:a xlink:type="simple" xlink:href="http://en.wikipedia.org/wiki/Optimized_Link_State_Routing_protocol">Optimized Link State Routing</text:a>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699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Access Network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700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EPP (<text:a xlink:type="simple" xlink:href="http://en.wikipedia.org/wiki/Extensible_Provisioning_Protocol">Extensible Provisioning Protocol</text:a>), a protocol for communication between <text:a xlink:type="simple" xlink:href="http://en.wikipedia.org/wiki/Domain_name_registry">domain name registries</text:a> and <text:a xlink:type="simple" xlink:href="http://en.wikipedia.org/wiki/Domain_name_registrar">registrars</text:a> (<text:a xlink:type="simple" xlink:href="http://tools.ietf.org/html/rfc5734">RFC 5734</text:a>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70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LMP (Link Management Protocol (<text:a xlink:type="simple" xlink:href="http://en.wikipedia.org/wiki/Internet">Internet</text:a>)),<text:bookmark text:name="cite_ref-24"/><text:a xlink:type="simple" xlink:href="http://en.wikipedia.org/wiki/List_of_TCP_and_UDP_port_numbers#cite_note-24">[25]</text:a> a protocol that runs between a pair of <text:a xlink:type="simple" xlink:href="http://en.wikipedia.org/wiki/Node_(networking)">nodes</text:a> and is used to manage <text:a xlink:type="simple" xlink:href="http://en.wikipedia.org/wiki/Teletraffic_engineering">traffic engineering</text:a> (TE) <text:a xlink:type="simple" xlink:href="http://en.wikipedia.org/wiki/Telecommunications_link">links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702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IRIS<text:bookmark text:name="cite_ref-25"/><text:a xlink:type="simple" xlink:href="http://en.wikipedia.org/wiki/List_of_TCP_and_UDP_port_numbers#cite_note-25">[26]</text:a><text:bookmark text:name="cite_ref-26"/><text:a xlink:type="simple" xlink:href="http://en.wikipedia.org/wiki/List_of_TCP_and_UDP_port_numbers#cite_note-26">[27]</text:a> (Internet Registry Information Service) over <text:a xlink:type="simple" xlink:href="http://en.wikipedia.org/wiki/BEEP">BEEP</text:a> (Blocks Extensible Exchange Protocol)<text:bookmark text:name="cite_ref-27"/><text:a xlink:type="simple" xlink:href="http://en.wikipedia.org/wiki/List_of_TCP_and_UDP_port_numbers#cite_note-27">[28]</text:a> (<text:a xlink:type="simple" xlink:href="http://tools.ietf.org/html/rfc3983">RFC 3983</text:a>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706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SILC_(protocol)">Secure Internet Live Conferencing</text:a> (SILC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71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Cisco">Cisco</text:a> <text:a xlink:type="simple" xlink:href="http://en.wikipedia.org/w/index.php?title=Tag_Distribution_Protocol&amp;action=edit&amp;redlink=1">Tag Distribution Protocol</text:a><text:bookmark text:name="cite_ref-28"/><text:a xlink:type="simple" xlink:href="http://en.wikipedia.org/wiki/List_of_TCP_and_UDP_port_numbers#cite_note-28">[29]</text:a><text:bookmark text:name="cite_ref-29"/><text:a xlink:type="simple" xlink:href="http://en.wikipedia.org/wiki/List_of_TCP_and_UDP_port_numbers#cite_note-29">[30]</text:a><text:bookmark text:name="cite_ref-30"/><text:a xlink:type="simple" xlink:href="http://en.wikipedia.org/wiki/List_of_TCP_and_UDP_port_numbers#cite_note-30">[31]</text:a>—being replaced by the <text:a xlink:type="simple" xlink:href="http://en.wikipedia.org/wiki/MPLS">MPLS</text:a> Label Distribution Protocol<text:bookmark text:name="cite_ref-31"/><text:a xlink:type="simple" xlink:href="http://en.wikipedia.org/wiki/List_of_TCP_and_UDP_port_numbers#cite_note-31">[32]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712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Topology_Broadcast_based_on_Reverse-Path_Forwarding_routing_protocol">Topology Broadcast based on Reverse-Path Forwarding routing protocol</text:a> (TBRPF) (<text:a xlink:type="simple" xlink:href="http://tools.ietf.org/html/rfc3684">RFC 3684</text:a>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17">
          <table:table-cell table:style-name="表格1.A2" office:value-type="string">
            <text:p text:style-name="Table_20_Contents">712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Promise RAID Controller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 table:style-name="表格1.17">
          <table:table-cell table:style-name="表格1.A2" office:value-type="string">
            <text:p text:style-name="Table_20_Contents">720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SMQP, Simple Message Queue Protocol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>
          <table:table-cell table:style-name="表格1.A2" office:value-type="string">
            <text:p text:style-name="Table_20_Contents">749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Kerberos_(protocol)">Kerberos (protocol)</text:a> administration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750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rfile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35">
          <table:table-cell table:style-name="表格1.A2" office:value-type="string">
            <text:p text:style-name="Table_20_Contents">750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loadav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35">
          <table:table-cell table:style-name="表格1.A2" office:value-type="string">
            <text:p text:style-name="Table_20_Contents">750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kerberos-iv, <text:a xlink:type="simple" xlink:href="http://en.wikipedia.org/wiki/Kerberos_(protocol)">Kerberos</text:a> version IV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35">
          <table:table-cell table:style-name="表格1.A2" office:value-type="string">
            <text:p text:style-name="Table_20_Contents">75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pump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35">
          <table:table-cell table:style-name="表格1.A2" office:value-type="string">
            <text:p text:style-name="Table_20_Contents">75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kerberos_master, <text:a xlink:type="simple" xlink:href="http://en.wikipedia.org/wiki/Kerberos_(protocol)">Kerberos</text:a> authentication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>
          <table:table-cell table:style-name="表格1.A2" office:value-type="string">
            <text:p text:style-name="Table_20_Contents">752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qrh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35">
          <table:table-cell table:style-name="表格1.A2" office:value-type="string">
            <text:p text:style-name="Table_20_Contents">752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qrh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35">
          <table:table-cell table:style-name="表格1.A2" office:value-type="string">
            <text:p text:style-name="Table_20_Contents">752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passwd_server, <text:a xlink:type="simple" xlink:href="http://en.wikipedia.org/wiki/Kerberos_(protocol)">Kerberos</text:a> Password (kpasswd) server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>
          <table:table-cell table:style-name="表格1.A2" office:value-type="string">
            <text:p text:style-name="Table_20_Contents">753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Reverse Routing Header (rrh)<text:bookmark text:name="cite_ref-32"/><text:a xlink:type="simple" xlink:href="http://en.wikipedia.org/wiki/List_of_TCP_and_UDP_port_numbers#cite_note-32">[33]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35">
          <table:table-cell table:style-name="表格1.A2" office:value-type="string">
            <text:p text:style-name="Table_20_Contents">753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Reverse Routing Header (rrh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35">
          <table:table-cell table:style-name="表格1.A2" office:value-type="string">
            <text:p text:style-name="Table_20_Contents">753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userreg_server, <text:a xlink:type="simple" xlink:href="http://en.wikipedia.org/wiki/Kerberos_(protocol)">Kerberos</text:a> userreg server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 table:style-name="表格1.35">
          <table:table-cell table:style-name="表格1.A2" office:value-type="string">
            <text:p text:style-name="Table_20_Contents">754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tell send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35">
          <table:table-cell table:style-name="表格1.A2" office:value-type="string">
            <text:p text:style-name="Table_20_Contents">754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krb5_prop, <text:a xlink:type="simple" xlink:href="http://en.wikipedia.org/wiki/Kerberos_(protocol)">Kerberos</text:a> v5 slave propagation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>
          <table:table-cell table:style-name="表格1.A2" office:value-type="string">
            <text:p text:style-name="Table_20_Contents">754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tell send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35">
          <table:table-cell table:style-name="表格1.A2" office:value-type="string">
            <text:p text:style-name="Table_20_Contents">760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ns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35">
          <table:table-cell table:style-name="表格1.A2" office:value-type="string">
            <text:p text:style-name="Table_20_Contents">760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krbupdate [kreg], <text:a xlink:type="simple" xlink:href="http://en.wikipedia.org/wiki/Kerberos_(protocol)">Kerberos</text:a> registration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 table:style-name="表格1.17">
          <table:table-cell table:style-name="表格1.A2" office:value-type="string">
            <text:p text:style-name="Table_20_Contents">782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Conserver">Conserver</text:a> serial-console management server</text:p>
          </table:table-cell>
          <table:table-cell table:style-name="表格1.A2" office:value-type="string">
            <text:p text:style-name="Table_20_Contents">Unofficial</text:p>
          </table:table-cell>
        </table:table-row>
        <text:soft-page-break/>
        <table:table-row table:style-name="表格1.17">
          <table:table-cell table:style-name="表格1.A2" office:value-type="string">
            <text:p text:style-name="Table_20_Contents">783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SpamAssassin">SpamAssassin</text:a> spamd daemon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 table:style-name="表格1.17">
          <table:table-cell table:style-name="表格1.A2" office:value-type="string">
            <text:p text:style-name="Table_20_Contents">829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CMP (Certificate Management Protocol)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 table:style-name="表格1.17">
          <table:table-cell table:style-name="表格1.A2" office:value-type="string">
            <text:p text:style-name="Table_20_Contents">843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Adobe_Flash">Adobe Flash</text:a> <text:a xlink:type="simple" xlink:href="http://www.adobe.com/devnet/flashplayer/articles/fplayer9_security_04.html">socket policy server</text:a>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>
          <table:table-cell table:style-name="表格1.A2" office:value-type="string">
            <text:p text:style-name="Table_20_Contents">847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Dynamic_Host_Configuration_Protocol#Reliability">DHCP Failover</text:a> protocol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860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ISCSI">iSCSI</text:a> (<text:a xlink:type="simple" xlink:href="http://tools.ietf.org/html/rfc3720">RFC 3720</text:a>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873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Rsync">rsync</text:a> file synchronisation protocol</text:p>
          </table:table-cell>
          <table:table-cell table:style-name="表格1.A2" office:value-type="string">
            <text:p text:style-name="Table_20_Contents">Official USA only</text:p>
          </table:table-cell>
        </table:table-row>
        <table:table-row table:style-name="表格1.17">
          <table:table-cell table:style-name="表格1.A2" office:value-type="string">
            <text:p text:style-name="Table_20_Contents">888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cddbp, <text:a xlink:type="simple" xlink:href="http://en.wikipedia.org/wiki/CD_database">CD DataBase</text:a> (<text:a xlink:type="simple" xlink:href="http://en.wikipedia.org/wiki/CDDB">CDDB</text:a>) protocol (CDDBP)—unassigned but widespread use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 table:style-name="表格1.35">
          <table:table-cell table:style-name="表格1.A2" office:value-type="string">
            <text:p text:style-name="Table_20_Contents">90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Samba_software">Samba</text:a> Web Administration Tool (SWAT)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 table:style-name="表格1.35">
          <table:table-cell table:style-name="表格1.A2" office:value-type="string">
            <text:p text:style-name="Table_20_Contents">90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VMware">VMware</text:a> Virtual Infrastructure Client (UDP from server being managed to management console)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 table:style-name="表格1.17">
          <table:table-cell table:style-name="表格1.A2" office:value-type="string">
            <text:p text:style-name="Table_20_Contents">901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VMware">VMware</text:a> Virtual Infrastructure Client (UDP from server being managed to management console)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 table:style-name="表格1.35">
          <table:table-cell table:style-name="表格1.A2" office:value-type="string">
            <text:p text:style-name="Table_20_Contents">902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ideafarm-door 902/tcp self documenting Door: send 0x00 for info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35">
          <table:table-cell table:style-name="表格1.A2" office:value-type="string">
            <text:p text:style-name="Table_20_Contents">902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VMware">VMware</text:a> Server Console (TCP from management console to server being Managed)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 table:style-name="表格1.35">
          <table:table-cell table:style-name="表格1.A2" office:value-type="string">
            <text:p text:style-name="Table_20_Contents">902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ideafarm-door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35">
          <table:table-cell table:style-name="表格1.A2" office:value-type="string">
            <text:p text:style-name="Table_20_Contents">902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VMware">VMware</text:a> Server Console (UDP from server being managed to management console)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 table:style-name="表格1.17">
          <table:table-cell table:style-name="表格1.A2" office:value-type="string">
            <text:p text:style-name="Table_20_Contents">903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VMware">VMware</text:a> Remote Console <text:bookmark text:name="cite_ref-33"/><text:a xlink:type="simple" xlink:href="http://en.wikipedia.org/wiki/List_of_TCP_and_UDP_port_numbers#cite_note-33">[34]</text:a>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 table:style-name="表格1.17">
          <table:table-cell table:style-name="表格1.A2" office:value-type="string">
            <text:p text:style-name="Table_20_Contents">904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VMware">VMware</text:a> Server Alternate (if 902 is in use, i.e. SUSE linux)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 table:style-name="表格1.17">
          <table:table-cell table:style-name="表格1.A2" office:value-type="string">
            <text:p text:style-name="Table_20_Contents">91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Network_Console_on_Acid">Network Console on Acid</text:a> (NCA)—local <text:a xlink:type="simple" xlink:href="http://en.wikipedia.org/wiki/Linux">tty</text:a> redirection over <text:a xlink:type="simple" xlink:href="http://en.wikipedia.org/wiki/OpenSSH">OpenSSH</text:a>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 table:style-name="表格1.17">
          <table:table-cell table:style-name="表格1.A2" office:value-type="string">
            <text:p text:style-name="Table_20_Contents">953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Domain_Name_System">Domain Name System</text:a> (DNS) RNDC Service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 table:style-name="表格1.17">
          <table:table-cell table:style-name="表格1.A2" office:value-type="string">
            <text:p text:style-name="Table_20_Contents">98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SofaWare_Technologies">SofaWare Technologies</text:a> Remote HTTPS management for firewall devices running embedded <text:a xlink:type="simple" xlink:href="http://en.wikipedia.org/wiki/Check_Point">Check Point</text:a> <text:a xlink:type="simple" xlink:href="http://en.wikipedia.org/wiki/FireWall-1">FireWall-1</text:a> software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>
          <table:table-cell table:style-name="表格1.A2" office:value-type="string">
            <text:p text:style-name="Table_20_Contents">989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FTPS">FTPS</text:a> Protocol (data): <text:a xlink:type="simple" xlink:href="http://en.wikipedia.org/wiki/FTP">FTP</text:a> over <text:a xlink:type="simple" xlink:href="http://en.wikipedia.org/wiki/Transport_Layer_Security">TLS</text:a>/<text:a xlink:type="simple" xlink:href="http://en.wikipedia.org/wiki/Secure_Sockets_Layer">SSL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990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FTPS">FTPS</text:a> Protocol (control): <text:a xlink:type="simple" xlink:href="http://en.wikipedia.org/wiki/FTP">FTP</text:a> over <text:a xlink:type="simple" xlink:href="http://en.wikipedia.org/wiki/Transport_Layer_Security">TLS</text:a>/<text:a xlink:type="simple" xlink:href="http://en.wikipedia.org/wiki/Secure_Sockets_Layer">SSL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99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www.ietf.org/rfc/rfc4707.txt">NAS</text:a> (<text:a xlink:type="simple" xlink:href="http://en.wikipedia.org/wiki/Netnews">Netnews</text:a> Administration System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992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<text:a xlink:type="simple" xlink:href="http://en.wikipedia.org/wiki/Telnet">TELNET</text:a> protocol over <text:a xlink:type="simple" xlink:href="http://en.wikipedia.org/wiki/Transport_Layer_Security">TLS</text:a>/<text:a xlink:type="simple" xlink:href="http://en.wikipedia.org/wiki/Secure_Sockets_Layer">SSL</text:a>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993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Internet_Message_Access_Protocol">Internet Message Access Protocol</text:a> over <text:a xlink:type="simple" xlink:href="http://en.wikipedia.org/wiki/Secure_Sockets_Layer">SSL</text:a> (IMAPS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>
          <table:table-cell table:style-name="表格1.A2" office:value-type="string">
            <text:p text:style-name="Table_20_Contents">995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Post_Office_Protocol">Post Office Protocol</text:a> 3 over <text:a xlink:type="simple" xlink:href="http://en.wikipedia.org/wiki/Transport_Layer_Security">TLS</text:a>/<text:a xlink:type="simple" xlink:href="http://en.wikipedia.org/wiki/Secure_Sockets_Layer">SSL</text:a> (POP3S)</text:p>
          </table:table-cell>
          <table:table-cell table:style-name="表格1.A2" office:value-type="string">
            <text:p text:style-name="Table_20_Contents">Official</text:p>
          </table:table-cell>
        </table:table-row>
        <table:table-row table:style-name="表格1.17">
          <table:table-cell table:style-name="表格1.A2" office:value-type="string">
            <text:p text:style-name="Table_20_Contents">999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<text:a xlink:type="simple" xlink:href="http://en.wikipedia.org/wiki/ScimoreDB">ScimoreDB</text:a> Database System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 table:style-name="表格1.17">
          <table:table-cell table:style-name="表格1.A2" office:value-type="string">
            <text:p text:style-name="Table_20_Contents">1001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JtoMB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 table:style-name="表格1.17">
          <table:table-cell table:style-name="表格1.A2" office:value-type="string">
            <text:p text:style-name="Table_20_Contents">1002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Opsware agent (aka cogbot)</text:p>
          </table:table-cell>
          <table:table-cell table:style-name="表格1.A2" office:value-type="string">
            <text:p text:style-name="Table_20_Contents">Unofficial</text:p>
          </table:table-cell>
        </table:table-row>
        <table:table-row>
          <table:table-cell table:style-name="表格1.A2" office:value-type="string">
            <text:p text:style-name="Table_20_Contents">1023</text:p>
          </table:table-cell>
          <table:table-cell table:style-name="表格1.A2" office:value-type="string">
            <text:p text:style-name="Table_20_Contents">TCP</text:p>
          </table:table-cell>
          <table:table-cell table:style-name="表格1.A2" office:value-type="string">
            <text:p text:style-name="Table_20_Contents">UDP</text:p>
          </table:table-cell>
          <table:table-cell table:style-name="表格1.A2" office:value-type="string">
            <text:p text:style-name="Table_20_Contents">Reserved<text:bookmark text:name="cite_ref-IANA_0-1"/><text:a xlink:type="simple" xlink:href="http://en.wikipedia.org/wiki/List_of_TCP_and_UDP_port_numbers#cite_note-IANA-0">[1</text:a></text:p>
          </table:table-cell>
          <table:table-cell table:style-name="表格1.E258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orro </meta:initial-creator>
    <meta:creation-date>2011-03-16T11:45:56</meta:creation-date>
    <meta:printed-by>zorro </meta:printed-by>
    <meta:print-date>2011-03-16T11:47:18</meta:print-date>
    <meta:document-statistic meta:table-count="1" meta:image-count="5" meta:object-count="0" meta:page-count="8" meta:paragraph-count="1155" meta:word-count="2265" meta:character-count="13829"/>
    <dc:date>2011-03-16T11:47:58</dc:date>
    <dc:creator>zorro </dc:creator>
    <meta:editing-duration>PT00H00M28S</meta:editing-duration>
    <meta:editing-cycles>1</meta:editing-cycles>
    <meta:generator>OpenOffice.org/3.2$Linux OpenOffice.org_project/320m19$Build-9505</meta:generator>
  </office:meta>
</office:document-meta>
</file>